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22cm"/>
    </style:style>
    <style:style style:name="co2" style:family="table-column">
      <style:table-column-properties fo:break-before="auto" style:column-width="2.967cm"/>
    </style:style>
    <style:style style:name="co3" style:family="table-column">
      <style:table-column-properties fo:break-before="auto" style:column-width="2.912cm"/>
    </style:style>
    <style:style style:name="co4" style:family="table-column">
      <style:table-column-properties fo:break-before="auto" style:column-width="3.921cm"/>
    </style:style>
    <style:style style:name="co5" style:family="table-column">
      <style:table-column-properties fo:break-before="auto" style:column-width="3.785cm"/>
    </style:style>
    <style:style style:name="co6" style:family="table-column">
      <style:table-column-properties fo:break-before="auto" style:column-width="3.15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Лист1" table:style-name="ta1">
        <table:shapes>
          <draw:frame draw:z-index="0" draw:style-name="gr1" draw:text-style-name="P1" svg:width="16.006cm" svg:height="9.004cm" svg:x="21.864cm" svg:y="0.478cm">
            <draw:object draw:notify-on-update-of-ranges="Лист1.A1:Лист1.A1 Лист1.A2:Лист1.A14 Лист1.B1:Лист1.B1 Лист1.B2:Лист1.B14 Лист1.A1:Лист1.A1 Лист1.A2:Лист1.A14 Лист1.C1:Лист1.C1 Лист1.C2:Лист1.C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79cm" svg:height="9.004cm" svg:x="3.822cm" svg:y="8.419cm">
            <draw:object draw:notify-on-update-of-ranges="Лист1.A1:Лист1.A1 Лист1.A2:Лист1.A14 Лист1.D1:Лист1.D1 Лист1.D2:Лист1.D14 Лист1.A1:Лист1.A1 Лист1.A2:Лист1.A14 Лист1.E1:Лист1.E1 Лист1.E2:Лист1.E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row table:style-name="ro1">
          <table:table-cell office:value-type="string" calcext:value-type="string">
            <text:p>Число потоков</text:p>
          </table:table-cell>
          <table:table-cell table:style-name="Default" office:value-type="string" calcext:value-type="string">
            <text:p>Ускорение теор.</text:p>
          </table:table-cell>
          <table:table-cell table:style-name="Default" office:value-type="string" calcext:value-type="string">
            <text:p>Ускорение эксп.</text:p>
          </table:table-cell>
          <table:table-cell table:style-name="Default" office:value-type="string" calcext:value-type="string">
            <text:p>Эффективность теор.</text:p>
          </table:table-cell>
          <table:table-cell table:style-name="Default" office:value-type="string" calcext:value-type="string">
            <text:p>Эффективность эксп.</text:p>
          </table:table-cell>
          <table:table-cell office:value-type="string" calcext:value-type="string">
            <text:p>Время работы, мс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,00</text:p>
          </table:table-cell>
          <table:table-cell table:formula="of:=[.$F$2] / [.F2]" office:value-type="float" office:value="1" calcext:value-type="float">
            <text:p>1,00</text:p>
          </table:table-cell>
          <table:table-cell table:number-columns-repeated="2" office:value-type="float" office:value="1" calcext:value-type="float">
            <text:p>1,00</text:p>
          </table:table-cell>
          <table:table-cell office:value-type="float" office:value="14.66" calcext:value-type="float">
            <text:p>14,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" calcext:value-type="float">
            <text:p>2,00</text:p>
          </table:table-cell>
          <table:table-cell table:formula="of:=[.$F$2] / [.F3]" office:value-type="float" office:value="2.17507418397626" calcext:value-type="float">
            <text:p>2,18</text:p>
          </table:table-cell>
          <table:table-cell table:formula="of:=[.B3]/[.$A3]" office:value-type="float" office:value="1" calcext:value-type="float">
            <text:p>1,00</text:p>
          </table:table-cell>
          <table:table-cell table:formula="of:=[.C3]/[.$A3]" office:value-type="float" office:value="1.08753709198813" calcext:value-type="float">
            <text:p>1,09</text:p>
          </table:table-cell>
          <table:table-cell office:value-type="float" office:value="6.74" calcext:value-type="float">
            <text:p>6,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" calcext:value-type="float">
            <text:p>3,00</text:p>
          </table:table-cell>
          <table:table-cell table:formula="of:=[.$F$2] / [.F4]" office:value-type="float" office:value="3.77835051546392" calcext:value-type="float">
            <text:p>3,78</text:p>
          </table:table-cell>
          <table:table-cell table:formula="of:=[.B4]/[.$A4]" office:value-type="float" office:value="1" calcext:value-type="float">
            <text:p>1,00</text:p>
          </table:table-cell>
          <table:table-cell table:formula="of:=[.C4]/[.$A4]" office:value-type="float" office:value="1.25945017182131" calcext:value-type="float">
            <text:p>1,26</text:p>
          </table:table-cell>
          <table:table-cell office:value-type="float" office:value="3.88" calcext:value-type="float">
            <text:p>3,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" calcext:value-type="float">
            <text:p>4,00</text:p>
          </table:table-cell>
          <table:table-cell table:formula="of:=[.$F$2] / [.F5]" office:value-type="float" office:value="4.53869969040248" calcext:value-type="float">
            <text:p>4,54</text:p>
          </table:table-cell>
          <table:table-cell table:formula="of:=[.B5]/[.$A5]" office:value-type="float" office:value="1" calcext:value-type="float">
            <text:p>1,00</text:p>
          </table:table-cell>
          <table:table-cell table:formula="of:=[.C5]/[.$A5]" office:value-type="float" office:value="1.13467492260062" calcext:value-type="float">
            <text:p>1,13</text:p>
          </table:table-cell>
          <table:table-cell office:value-type="float" office:value="3.23" calcext:value-type="float">
            <text:p>3,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" calcext:value-type="float">
            <text:p>5,00</text:p>
          </table:table-cell>
          <table:table-cell table:formula="of:=[.$F$2] / [.F6]" office:value-type="float" office:value="2.58098591549296" calcext:value-type="float">
            <text:p>2,58</text:p>
          </table:table-cell>
          <table:table-cell table:formula="of:=[.B6]/[.$A6]" office:value-type="float" office:value="1" calcext:value-type="float">
            <text:p>1,00</text:p>
          </table:table-cell>
          <table:table-cell table:formula="of:=[.C6]/[.$A6]" office:value-type="float" office:value="0.516197183098592" calcext:value-type="float">
            <text:p>0,52</text:p>
          </table:table-cell>
          <table:table-cell office:value-type="float" office:value="5.68" calcext:value-type="float">
            <text:p>5,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" calcext:value-type="float">
            <text:p>6,00</text:p>
          </table:table-cell>
          <table:table-cell table:formula="of:=[.$F$2] / [.F7]" office:value-type="float" office:value="2.17507418397626" calcext:value-type="float">
            <text:p>2,18</text:p>
          </table:table-cell>
          <table:table-cell table:formula="of:=[.B7]/[.$A7]" office:value-type="float" office:value="1" calcext:value-type="float">
            <text:p>1,00</text:p>
          </table:table-cell>
          <table:table-cell table:formula="of:=[.C7]/[.$A7]" office:value-type="float" office:value="0.362512363996044" calcext:value-type="float">
            <text:p>0,36</text:p>
          </table:table-cell>
          <table:table-cell office:value-type="float" office:value="6.74" calcext:value-type="float">
            <text:p>6,7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8" calcext:value-type="float">
            <text:p>5,80</text:p>
          </table:table-cell>
          <table:table-cell table:formula="of:=[.$F$2] / [.F8]" office:value-type="float" office:value="2.45561139028476" calcext:value-type="float">
            <text:p>2,46</text:p>
          </table:table-cell>
          <table:table-cell table:formula="of:=[.B8]/[.$A8]" office:value-type="float" office:value="0.828571428571429" calcext:value-type="float">
            <text:p>0,83</text:p>
          </table:table-cell>
          <table:table-cell table:formula="of:=[.C8]/[.$A8]" office:value-type="float" office:value="0.350801627183537" calcext:value-type="float">
            <text:p>0,35</text:p>
          </table:table-cell>
          <table:table-cell office:value-type="float" office:value="5.97" calcext:value-type="float">
            <text:p>5,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65" calcext:value-type="float">
            <text:p>5,65</text:p>
          </table:table-cell>
          <table:table-cell table:formula="of:=[.$F$2] / [.F9]" office:value-type="float" office:value="2.88015717092338" calcext:value-type="float">
            <text:p>2,88</text:p>
          </table:table-cell>
          <table:table-cell table:formula="of:=[.B9]/[.$A9]" office:value-type="float" office:value="0.70625" calcext:value-type="float">
            <text:p>0,71</text:p>
          </table:table-cell>
          <table:table-cell table:formula="of:=[.C9]/[.$A9]" office:value-type="float" office:value="0.360019646365422" calcext:value-type="float">
            <text:p>0,36</text:p>
          </table:table-cell>
          <table:table-cell office:value-type="float" office:value="5.09" calcext:value-type="float">
            <text:p>5,0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.55" calcext:value-type="float">
            <text:p>5,55</text:p>
          </table:table-cell>
          <table:table-cell table:formula="of:=[.$F$2] / [.F10]" office:value-type="float" office:value="3.18004338394794" calcext:value-type="float">
            <text:p>3,18</text:p>
          </table:table-cell>
          <table:table-cell table:formula="of:=[.B10]/[.$A10]" office:value-type="float" office:value="0.616666666666667" calcext:value-type="float">
            <text:p>0,62</text:p>
          </table:table-cell>
          <table:table-cell table:formula="of:=[.C10]/[.$A10]" office:value-type="float" office:value="0.353338153771993" calcext:value-type="float">
            <text:p>0,35</text:p>
          </table:table-cell>
          <table:table-cell office:value-type="float" office:value="4.61" calcext:value-type="float">
            <text:p>4,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5" calcext:value-type="float">
            <text:p>5,50</text:p>
          </table:table-cell>
          <table:table-cell table:formula="of:=[.$F$2] / [.F11]" office:value-type="float" office:value="3.54106280193237" calcext:value-type="float">
            <text:p>3,54</text:p>
          </table:table-cell>
          <table:table-cell table:formula="of:=[.B11]/[.$A11]" office:value-type="float" office:value="0.55" calcext:value-type="float">
            <text:p>0,55</text:p>
          </table:table-cell>
          <table:table-cell table:formula="of:=[.C11]/[.$A11]" office:value-type="float" office:value="0.354106280193237" calcext:value-type="float">
            <text:p>0,35</text:p>
          </table:table-cell>
          <table:table-cell office:value-type="float" office:value="4.14" calcext:value-type="float">
            <text:p>4,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.4" calcext:value-type="float">
            <text:p>5,40</text:p>
          </table:table-cell>
          <table:table-cell table:formula="of:=[.$F$2] / [.F12]" office:value-type="float" office:value="3.35469107551487" calcext:value-type="float">
            <text:p>3,35</text:p>
          </table:table-cell>
          <table:table-cell table:formula="of:=[.B12]/[.$A12]" office:value-type="float" office:value="0.3375" calcext:value-type="float">
            <text:p>0,34</text:p>
          </table:table-cell>
          <table:table-cell table:formula="of:=[.C12]/[.$A12]" office:value-type="float" office:value="0.20966819221968" calcext:value-type="float">
            <text:p>0,21</text:p>
          </table:table-cell>
          <table:table-cell office:value-type="float" office:value="4.37" calcext:value-type="float">
            <text:p>4,3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.3" calcext:value-type="float">
            <text:p>5,30</text:p>
          </table:table-cell>
          <table:table-cell table:formula="of:=[.$F$2] / [.F13]" office:value-type="float" office:value="3.04781704781705" calcext:value-type="float">
            <text:p>3,05</text:p>
          </table:table-cell>
          <table:table-cell table:formula="of:=[.B13]/[.$A13]" office:value-type="float" office:value="0.165625" calcext:value-type="float">
            <text:p>0,17</text:p>
          </table:table-cell>
          <table:table-cell table:formula="of:=[.C13]/[.$A13]" office:value-type="float" office:value="0.0952442827442828" calcext:value-type="float">
            <text:p>0,10</text:p>
          </table:table-cell>
          <table:table-cell office:value-type="float" office:value="4.81" calcext:value-type="float">
            <text:p>4,8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.2" calcext:value-type="float">
            <text:p>5,20</text:p>
          </table:table-cell>
          <table:table-cell table:formula="of:=[.$F$2] / [.F14]" office:value-type="float" office:value="2.65099457504521" calcext:value-type="float">
            <text:p>2,65</text:p>
          </table:table-cell>
          <table:table-cell table:formula="of:=[.B14]/[.$A14]" office:value-type="float" office:value="0.08125" calcext:value-type="float">
            <text:p>0,08</text:p>
          </table:table-cell>
          <table:table-cell table:formula="of:=[.C14]/[.$A14]" office:value-type="float" office:value="0.0414217902350814" calcext:value-type="float">
            <text:p>0,04</text:p>
          </table:table-cell>
          <table:table-cell office:value-type="float" office:value="5.53" calcext:value-type="float">
            <text:p>5,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3" number:min-decimal-places="13" number:min-integer-digits="1"/>
    </number:number-style>
    <number:number-style style:name="N108">
      <number:number number:decimal-places="12" number:min-decimal-places="12" number:min-integer-digits="1"/>
    </number:number-style>
    <number:number-style style:name="N109">
      <number:number number:decimal-places="11" number:min-decimal-places="11" number:min-integer-digits="1"/>
    </number:number-style>
    <number:number-style style:name="N110">
      <number:number number:decimal-places="10" number:min-decimal-places="10" number:min-integer-digits="1"/>
    </number:number-style>
    <number:number-style style:name="N111">
      <number:number number:decimal-places="9" number:min-decimal-places="9" number:min-integer-digits="1"/>
    </number:number-style>
    <number:number-style style:name="N112">
      <number:number number:decimal-places="8" number:min-decimal-places="8" number:min-integer-digits="1"/>
    </number:number-style>
    <number:number-style style:name="N113">
      <number:number number:decimal-places="7" number:min-decimal-places="7" number:min-integer-digits="1"/>
    </number:number-style>
    <number:number-style style:name="N114">
      <number:number number:decimal-places="6" number:min-decimal-places="6" number:min-integer-digits="1"/>
    </number:number-style>
    <number:number-style style:name="N115">
      <number:number number:decimal-places="5" number:min-decimal-places="5" number:min-integer-digits="1"/>
    </number:number-style>
    <number:number-style style:name="N116">
      <number:number number:decimal-places="4" number:min-decimal-places="4" number:min-integer-digits="1"/>
    </number:number-style>
    <number:number-style style:name="N117">
      <number:number number:decimal-places="3" number:min-decimal-places="3" number:min-integer-digits="1"/>
    </number:number-style>
    <number:number-style style:name="N118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2-22T20:29:31.460000000</dc:date>
    <meta:editing-duration>PT2H30M38S</meta:editing-duration>
    <meta:editing-cycles>2</meta:editing-cycles>
    <meta:generator>LibreOffice/7.4.1.2$Windows_X86_64 LibreOffice_project/3c58a8f3a960df8bc8fd77b461821e42c061c5f0</meta:generator>
    <meta:document-statistic meta:table-count="1" meta:cell-count="84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7cm" svg:height="9.005cm" xlink:href=".." xlink:type="simple" chart:class="chart:scatter" chart:style-name="ch1">
        <chart:legend chart:legend-position="end" svg:x="12.07cm" svg:y="3.954cm" style:legend-expansion="high" chart:style-name="ch2"/>
        <chart:plot-area chart:style-name="ch3" table:cell-range-address="Лист1.A1:Лист1.C14" chart:data-source-has-labels="row" svg:x="0.32cm" svg:y="0.18cm" svg:width="11.43cm" svg:height="8.645cm">
          <chart:coordinate-region svg:x="1.232cm" svg:y="0.38cm" svg:width="10.331cm" svg:height="7.7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Лист1.B2:Лист1.B14" chart:label-cell-address="Лист1.B1:Лист1.B1" chart:class="chart:scatter">
            <chart:domain table:cell-range-address="Лист1.A2:Лист1.A14"/>
            <chart:data-point chart:repeated="13"/>
          </chart:series>
          <chart:series chart:style-name="ch8" chart:values-cell-range-address="Лист1.C2:Лист1.C14" chart:label-cell-address="Лист1.C1:Лист1.C1" chart:class="chart:scatter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Ускорение теор.</text:p>
                <draw:g>
                  <svg:desc>Лист1.B1:Лист1.B1</svg:desc>
                </draw:g>
              </table:table-cell>
              <table:table-cell office:value-type="string">
                <text:p>Ускорение эксп.</text:p>
                <draw:g>
                  <svg:desc>Лист1.C1:Лист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Лист1.A2:Лист1.A14</svg:desc>
                </draw:g>
              </table:table-cell>
              <table:table-cell office:value-type="float" office:value="1">
                <text:p>1</text:p>
                <draw:g>
                  <svg:desc>Лист1.B2:Лист1.B14</svg:desc>
                </draw:g>
              </table:table-cell>
              <table:table-cell office:value-type="float" office:value="1">
                <text:p>1</text:p>
                <draw:g>
                  <svg:desc>Лист1.C2:Лист1.C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17507418397626">
                <text:p>2.175074183976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.77835051546392">
                <text:p>3.778350515463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.53869969040248">
                <text:p>4.538699690402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.58098591549296">
                <text:p>2.580985915492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.17507418397626">
                <text:p>2.175074183976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.8">
                <text:p>5.8</text:p>
              </table:table-cell>
              <table:table-cell office:value-type="float" office:value="2.45561139028476">
                <text:p>2.455611390284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.65">
                <text:p>5.65</text:p>
              </table:table-cell>
              <table:table-cell office:value-type="float" office:value="2.88015717092338">
                <text:p>2.880157170923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5.55">
                <text:p>5.55</text:p>
              </table:table-cell>
              <table:table-cell office:value-type="float" office:value="3.18004338394794">
                <text:p>3.180043383947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3.54106280193237">
                <text:p>3.541062801932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5.4">
                <text:p>5.4</text:p>
              </table:table-cell>
              <table:table-cell office:value-type="float" office:value="3.35469107551487">
                <text:p>3.354691075514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">
                <text:p>32</text:p>
              </table:table-cell>
              <table:table-cell office:value-type="float" office:value="5.3">
                <text:p>5.3</text:p>
              </table:table-cell>
              <table:table-cell office:value-type="float" office:value="3.04781704781705">
                <text:p>3.047817047817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4">
                <text:p>64</text:p>
              </table:table-cell>
              <table:table-cell office:value-type="float" office:value="5.2">
                <text:p>5.2</text:p>
              </table:table-cell>
              <table:table-cell office:value-type="float" office:value="2.65099457504521">
                <text:p>2.650994575045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1.2$Windows_X86_64 LibreOffice_project/3c58a8f3a960df8bc8fd77b461821e42c061c5f0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cm" svg:height="9.005cm" xlink:href=".." xlink:type="simple" chart:class="chart:scatter" chart:style-name="ch1">
        <chart:legend chart:legend-position="end" svg:x="11.117cm" svg:y="3.954cm" style:legend-expansion="high" chart:style-name="ch2"/>
        <chart:plot-area chart:style-name="ch3" table:cell-range-address="Лист1.A1:Лист1.A14 Лист1.D1:Лист1.E14" chart:data-source-has-labels="row" svg:x="0.319cm" svg:y="0.18cm" svg:width="10.479cm" svg:height="8.645cm">
          <chart:coordinate-region svg:x="1.231cm" svg:y="0.38cm" svg:width="9.38cm" svg:height="7.7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Лист1.D2:Лист1.D14" chart:label-cell-address="Лист1.D1:Лист1.D1" chart:class="chart:scatter">
            <chart:domain table:cell-range-address="Лист1.A2:Лист1.A14"/>
            <chart:data-point chart:repeated="13"/>
          </chart:series>
          <chart:series chart:style-name="ch8" chart:values-cell-range-address="Лист1.E2:Лист1.E14" chart:label-cell-address="Лист1.E1:Лист1.E1" chart:class="chart:scatter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Эффективность теор.</text:p>
                <draw:g>
                  <svg:desc>Лист1.D1:Лист1.D1</svg:desc>
                </draw:g>
              </table:table-cell>
              <table:table-cell office:value-type="string">
                <text:p>Эффективность эксп.</text:p>
                <draw:g>
                  <svg:desc>Лист1.E1:Лист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Лист1.A2:Лист1.A14</svg:desc>
                </draw:g>
              </table:table-cell>
              <table:table-cell office:value-type="float" office:value="1">
                <text:p>1</text:p>
                <draw:g>
                  <svg:desc>Лист1.D2:Лист1.D14</svg:desc>
                </draw:g>
              </table:table-cell>
              <table:table-cell office:value-type="float" office:value="1">
                <text:p>1</text:p>
                <draw:g>
                  <svg:desc>Лист1.E2:Лист1.E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08753709198813">
                <text:p>1.087537091988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.25945017182131">
                <text:p>1.259450171821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.13467492260062">
                <text:p>1.134674922600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516197183098592">
                <text:p>0.5161971830985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362512363996044">
                <text:p>0.3625123639960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828571428571429">
                <text:p>0.828571428571429</text:p>
              </table:table-cell>
              <table:table-cell office:value-type="float" office:value="0.350801627183537">
                <text:p>0.3508016271835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70625">
                <text:p>0.70625</text:p>
              </table:table-cell>
              <table:table-cell office:value-type="float" office:value="0.360019646365422">
                <text:p>0.3600196463654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616666666666667">
                <text:p>0.616666666666667</text:p>
              </table:table-cell>
              <table:table-cell office:value-type="float" office:value="0.353338153771993">
                <text:p>0.3533381537719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55">
                <text:p>0.55</text:p>
              </table:table-cell>
              <table:table-cell office:value-type="float" office:value="0.354106280193237">
                <text:p>0.3541062801932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0.3375">
                <text:p>0.3375</text:p>
              </table:table-cell>
              <table:table-cell office:value-type="float" office:value="0.20966819221968">
                <text:p>0.209668192219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">
                <text:p>32</text:p>
              </table:table-cell>
              <table:table-cell office:value-type="float" office:value="0.165625">
                <text:p>0.165625</text:p>
              </table:table-cell>
              <table:table-cell office:value-type="float" office:value="0.0952442827442828">
                <text:p>0.09524428274428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4">
                <text:p>64</text:p>
              </table:table-cell>
              <table:table-cell office:value-type="float" office:value="0.08125">
                <text:p>0.08125</text:p>
              </table:table-cell>
              <table:table-cell office:value-type="float" office:value="0.0414217902350814">
                <text:p>0.04142179023508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1.2$Windows_X86_64 LibreOffice_project/3c58a8f3a960df8bc8fd77b461821e42c061c5f0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